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0.801cm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2" style:family="table-row">
      <style:table-row-properties style:min-row-height="0.801cm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3" style:family="table-row">
      <style:table-row-properties style:min-row-height="0.801cm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4" style:family="table-row">
      <style:table-row-properties style:min-row-height="0.801cm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style:use-window-font-color="true" loext:opacity="0%" style:font-name="Arial1" fo:font-size="11pt" fo:language="fr" fo:country="FR" fo:font-style="normal" fo:font-weight="normal" officeooo:rsid="00654670" officeooo:paragraph-rsid="020dd2d0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style="normal" fo:font-weight="normal" officeooo:rsid="018d8272" officeooo:paragraph-rsid="014db189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style="normal" fo:font-weight="normal" officeooo:rsid="02192af9" officeooo:paragraph-rsid="02192af9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1pt" fo:language="fr" fo:country="FR" fo:font-style="normal" fo:font-weight="normal" officeooo:rsid="01d8e437" officeooo:paragraph-rsid="01d8e437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style:use-window-font-color="true" loext:opacity="0%" style:font-name="Arial1" fo:font-size="10.5pt" fo:language="fr" fo:country="FR" fo:font-style="normal" fo:font-weight="normal" officeooo:rsid="00668f43" officeooo:paragraph-rsid="021dc0e0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21780a9" officeooo:paragraph-rsid="021780a9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654670" officeooo:paragraph-rsid="02083f1c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654670" officeooo:paragraph-rsid="020dd2d0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0a0639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0bf03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0c462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23214ca" officeooo:paragraph-rsid="023214ca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3214ca" officeooo:paragraph-rsid="023214ca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f89511" officeooo:paragraph-rsid="01f89511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2b56c4" officeooo:paragraph-rsid="022b56c4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b8ef9" officeooo:paragraph-rsid="01a8f218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a8f218" officeooo:paragraph-rsid="01a8f218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2c3833" officeooo:paragraph-rsid="022c3833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ced6e8" officeooo:paragraph-rsid="01ced6e8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2fc31f" officeooo:paragraph-rsid="022fc31f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24de3" officeooo:paragraph-rsid="01d24de3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3c017" officeooo:paragraph-rsid="01d3c017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555ba" officeooo:paragraph-rsid="01d555ba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312efe" officeooo:paragraph-rsid="02312efe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7a4ea" officeooo:paragraph-rsid="01d7a4ea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8e437" officeooo:paragraph-rsid="01d8e437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5c9d06" officeooo:paragraph-rsid="02312efe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8d8272" fo:background-color="transparent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4db189" fo:background-color="transparent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able_20_Contents">
      <style:text-properties style:use-window-font-color="true" loext:opacity="0%" style:font-name="Arial1" fo:font-size="12pt" fo:language="fr" fo:country="FR" fo:font-style="normal" fo:font-weight="bold" officeooo:rsid="021780a9" officeooo:paragraph-rsid="021780a9" fo:background-color="transparent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930f11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0bc38" officeooo:paragraph-rsid="0200bc38" fo:background-color="transparent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0bc38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able_20_Contents">
      <style:text-properties style:use-window-font-color="true" loext:opacity="0%" style:font-name="Arial1" fo:font-size="12pt" fo:language="fr" fo:country="FR" fo:font-style="normal" fo:font-weight="bold" officeooo:rsid="0235a3ac" officeooo:paragraph-rsid="0235a3ac" fo:background-color="transparent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text-properties style:use-window-font-color="true" loext:opacity="0%" style:font-name="Liberation Serif" fo:font-size="11pt" fo:language="fr" fo:country="FR" fo:font-style="normal" fo:font-weight="bold" officeooo:rsid="00d6a833" officeooo:paragraph-rsid="0236258c" style:font-size-asian="11pt" style:font-style-asian="normal" style:font-weight-asian="bold" style:font-size-complex="11pt" style:font-style-complex="normal" style:font-weight-complex="bold"/>
    </style:style>
    <style:style style:name="P47" style:family="paragraph" style:parent-style-name="Standard">
      <style:paragraph-properties fo:break-before="page"/>
      <style:text-properties style:use-window-font-color="true" loext:opacity="0%" style:font-name="Liberation Serif" fo:font-size="12pt" fo:language="fr" fo:country="FR" fo:font-style="normal" fo:font-weight="bold" officeooo:rsid="0060bca9" officeooo:paragraph-rsid="0236258c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text-properties style:use-window-font-color="true" loext:opacity="0%" style:font-name="Liberation Serif" fo:font-size="12pt" fo:language="fr" fo:country="FR" fo:font-style="normal" fo:font-weight="bold" officeooo:rsid="00d6a833" officeooo:paragraph-rsid="0236258c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0b8ef9" officeooo:paragraph-rsid="01a8f218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text-properties style:use-window-font-color="true" loext:opacity="0%" style:font-name="Liberation Serif" fo:font-size="12pt" fo:language="fr" fo:country="FR" fo:font-style="normal" fo:font-weight="bold" officeooo:rsid="00d6a833" officeooo:paragraph-rsid="0236258c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break-before="page"/>
      <style:text-properties style:use-window-font-color="true" loext:opacity="0%" style:font-name="Liberation Serif" fo:font-size="12pt" fo:language="fr" fo:country="FR" fo:font-style="normal" fo:font-weight="bold" officeooo:rsid="0060bca9" officeooo:paragraph-rsid="0236258c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text-properties style:use-window-font-color="true" loext:opacity="0%" style:font-name="Liberation Serif" fo:font-size="11pt" fo:language="fr" fo:country="FR" fo:font-style="normal" fo:font-weight="bold" officeooo:rsid="00d6a833" officeooo:paragraph-rsid="0236258c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officeooo:rsid="023291da"/>
    </style:style>
    <style:style style:name="T2" style:family="text">
      <style:text-properties officeooo:rsid="0235a3ac"/>
    </style:style>
    <style:style style:name="T3" style:family="text">
      <style:text-properties officeooo:rsid="0236258c"/>
    </style:style>
    <style:style style:name="T4" style:family="text">
      <style:text-properties officeooo:rsid="02342b02"/>
    </style:style>
    <style:style style:name="T5" style:family="text">
      <style:text-properties officeooo:rsid="02113d8a"/>
    </style:style>
    <style:style style:name="T6" style:family="text">
      <style:text-properties officeooo:rsid="02131edb"/>
    </style:style>
    <style:style style:name="T7" style:family="text">
      <style:text-properties officeooo:rsid="0051c2c7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1d0a89" style:font-size-asian="12pt" style:font-size-complex="12pt"/>
    </style:style>
    <style:style style:name="T10" style:family="text">
      <style:text-properties officeooo:rsid="00b21bd4"/>
    </style:style>
    <style:style style:name="T11" style:family="text">
      <style:text-properties officeooo:rsid="006d8187"/>
    </style:style>
    <style:style style:name="T12" style:family="text">
      <style:text-properties officeooo:rsid="005815e7"/>
    </style:style>
    <style:style style:name="T13" style:family="text">
      <style:text-properties officeooo:rsid="00bbebd2"/>
    </style:style>
    <style:style style:name="T14" style:family="text">
      <style:text-properties officeooo:rsid="00bca32c"/>
    </style:style>
    <style:style style:name="T15" style:family="text">
      <style:text-properties officeooo:rsid="02384c9f"/>
    </style:style>
    <style:style style:name="T16" style:family="text">
      <style:text-properties officeooo:rsid="023ab662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262321152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5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39">1</text:p>
          </table:table-cell>
          <table:table-cell table:style-name="Tableau1.A2" office:value-type="string">
            <text:p text:style-name="P41">202208<text:span text:style-name="T15">29</text:span> <text:span text:style-name="T4">0</text:span><text:span text:style-name="T15">8</text:span>:0<text:span text:style-name="T4">0</text:span></text:p>
          </table:table-cell>
          <table:table-cell table:style-name="Tableau1.A2" office:value-type="string">
            <text:p text:style-name="P45">Appel ?</text:p>
          </table:table-cell>
          <table:table-cell table:style-name="Tableau1.D2" office:value-type="float" office:value="15">
            <text:p text:style-name="P43">1<text:span text:style-name="T6">5</text:span></text:p>
          </table:table-cell>
          <table:table-cell table:style-name="Tableau1.D2" table:formula="ooow:&lt;D2&gt;" office:value-type="float" office:value="15">
            <text:p text:style-name="P44">15</text:p>
          </table:table-cell>
          <table:table-cell table:style-name="Tableau1.F2" office:value-type="string">
            <text:p text:style-name="P42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24">2</text:p>
          </table:table-cell>
          <table:table-cell table:style-name="Tableau1.B3" office:value-type="string">
            <text:p text:style-name="P16"/>
          </table:table-cell>
          <table:table-cell table:style-name="Tableau1.C3" office:value-type="string">
            <text:p text:style-name="P46"><text:span text:style-name="T8">Définition</text:span></text:p>
          </table:table-cell>
          <table:table-cell table:style-name="Tableau1.D3">
            <text:p text:style-name="P25"/>
          </table:table-cell>
          <table:table-cell table:style-name="Tableau1.E3" table:formula="ooow:&lt;E2&gt;+&lt;D3&gt;" office:value-type="float" office:value="15">
            <text:p text:style-name="P26">15</text:p>
          </table:table-cell>
          <table:table-cell table:style-name="Tableau1.F3" office:value-type="string">
            <text:p text:style-name="P27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28">3</text:p>
          </table:table-cell>
          <table:table-cell table:style-name="Tableau1.B4" office:value-type="string">
            <text:p text:style-name="P16"/>
          </table:table-cell>
          <table:table-cell table:style-name="Tableau1.C4" office:value-type="string">
            <text:p text:style-name="P47"><text:span text:style-name="T10">Mode de g</text:span><text:span text:style-name="T11">énération d</text:span><text:span text:style-name="T10">e</text:span><text:span text:style-name="T11"> suite</text:span></text:p>
          </table:table-cell>
          <table:table-cell table:style-name="Tableau1.D4">
            <text:p text:style-name="P29"/>
          </table:table-cell>
          <table:table-cell table:style-name="Tableau1.E4" table:formula="ooow:&lt;E3&gt;+&lt;D4&gt;" office:value-type="float" office:value="15">
            <text:p text:style-name="P26">15</text:p>
          </table:table-cell>
          <table:table-cell table:style-name="Tableau1.F4" office:value-type="string">
            <text:p text:style-name="P27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40">4</text:p>
          </table:table-cell>
          <table:table-cell table:style-name="Tableau1.B5" office:value-type="string">
            <text:p text:style-name="P16"/>
          </table:table-cell>
          <table:table-cell table:style-name="Tableau1.C5" office:value-type="string">
            <text:p text:style-name="P48"><text:span text:style-name="T12">Représentation</text:span></text:p>
          </table:table-cell>
          <table:table-cell table:style-name="Tableau1.D5">
            <text:p text:style-name="P29"/>
          </table:table-cell>
          <table:table-cell table:style-name="Tableau1.E5" table:formula="ooow:&lt;E4&gt;+&lt;D5&gt;" office:value-type="float" office:value="15">
            <text:p text:style-name="P26">15</text:p>
          </table:table-cell>
          <table:table-cell table:style-name="Tableau1.F5" office:value-type="string">
            <text:p text:style-name="P30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28">5</text:p>
          </table:table-cell>
          <table:table-cell table:style-name="Tableau1.B6" office:value-type="string">
            <text:p text:style-name="P17"/>
          </table:table-cell>
          <table:table-cell table:style-name="Tableau1.C6" office:value-type="string">
            <text:p text:style-name="P48"><text:span text:style-name="T12">Limite</text:span><text:span text:style-name="T14">s</text:span></text:p>
          </table:table-cell>
          <table:table-cell table:style-name="Tableau1.D6">
            <text:p text:style-name="P31"/>
          </table:table-cell>
          <table:table-cell table:style-name="Tableau1.E6" table:formula="ooow:&lt;E5&gt;+&lt;D6&gt;" office:value-type="float" office:value="15">
            <text:p text:style-name="P26">15</text:p>
          </table:table-cell>
          <table:table-cell table:style-name="Tableau1.F6" office:value-type="string">
            <text:p text:style-name="P32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28">6</text:p>
          </table:table-cell>
          <table:table-cell table:style-name="Tableau1.B7" office:value-type="string">
            <text:p text:style-name="P19"/>
          </table:table-cell>
          <table:table-cell table:style-name="Tableau1.C7" office:value-type="string">
            <text:p text:style-name="P48"/>
          </table:table-cell>
          <table:table-cell table:style-name="Tableau1.D7">
            <text:p text:style-name="P31"/>
          </table:table-cell>
          <table:table-cell table:style-name="Tableau1.E7" table:formula="ooow:&lt;E6&gt;+&lt;D7&gt;" office:value-type="float" office:value="15">
            <text:p text:style-name="P26">15</text:p>
          </table:table-cell>
          <table:table-cell table:style-name="Tableau1.F7" office:value-type="string">
            <text:p text:style-name="P33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28">7</text:p>
          </table:table-cell>
          <table:table-cell table:style-name="Tableau1.B8" office:value-type="string">
            <text:p text:style-name="P20"/>
          </table:table-cell>
          <table:table-cell table:style-name="Tableau1.C8" office:value-type="string">
            <text:p text:style-name="P48"/>
          </table:table-cell>
          <table:table-cell table:style-name="Tableau1.D8">
            <text:p text:style-name="P31"/>
          </table:table-cell>
          <table:table-cell table:style-name="Tableau1.E8" table:formula="ooow:&lt;E7&gt;+&lt;D8&gt;" office:value-type="float" office:value="15">
            <text:p text:style-name="P26">15</text:p>
          </table:table-cell>
          <table:table-cell table:style-name="Tableau1.F8" office:value-type="string">
            <text:p text:style-name="P34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28">8</text:p>
          </table:table-cell>
          <table:table-cell table:style-name="Tableau1.B9" office:value-type="string">
            <text:p text:style-name="P21"/>
          </table:table-cell>
          <table:table-cell table:style-name="Tableau1.C9" office:value-type="string">
            <text:p text:style-name="P38"/>
          </table:table-cell>
          <table:table-cell table:style-name="Tableau1.D9">
            <text:p text:style-name="P35"/>
          </table:table-cell>
          <table:table-cell table:style-name="Tableau1.E9" table:formula="ooow:&lt;E8&gt;+&lt;D9&gt;" office:value-type="float" office:value="15">
            <text:p text:style-name="P26">15</text:p>
          </table:table-cell>
          <table:table-cell table:style-name="Tableau1.F9" office:value-type="string">
            <text:p text:style-name="P34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28">9</text:p>
          </table:table-cell>
          <table:table-cell table:style-name="Tableau1.B10" office:value-type="string">
            <text:p text:style-name="P18"/>
          </table:table-cell>
          <table:table-cell table:style-name="Tableau1.C10" office:value-type="string">
            <text:p text:style-name="P22"/>
          </table:table-cell>
          <table:table-cell table:style-name="Tableau1.D10">
            <text:p text:style-name="P23"/>
          </table:table-cell>
          <table:table-cell table:style-name="Tableau1.E10" table:formula="ooow:&lt;E9&gt;+&lt;D10&gt;" office:value-type="float" office:value="15">
            <text:p text:style-name="P26">15</text:p>
          </table:table-cell>
          <table:table-cell table:style-name="Tableau1.F10" office:value-type="string">
            <text:p text:style-name="P36"/>
          </table:table-cell>
        </table:table-row>
        <table:table-row table:style-name="Tableau1.11">
          <table:table-cell table:style-name="Tableau1.A11" table:formula="ooow:&lt;A10&gt;+1" office:value-type="float" office:value="10">
            <text:p text:style-name="P28">10</text:p>
          </table:table-cell>
          <table:table-cell table:style-name="Tableau1.B14" office:value-type="string">
            <text:p text:style-name="P18"/>
          </table:table-cell>
          <table:table-cell table:style-name="Tableau1.C14" office:value-type="string">
            <text:p text:style-name="P22"/>
          </table:table-cell>
          <table:table-cell table:style-name="Tableau1.D11">
            <text:p text:style-name="P23"/>
          </table:table-cell>
          <table:table-cell table:style-name="Tableau1.E11" table:formula="ooow:&lt;E10&gt;+&lt;D11&gt;" office:value-type="float" office:value="15">
            <text:p text:style-name="P26">15</text:p>
          </table:table-cell>
          <table:table-cell table:style-name="Tableau1.F14" office:value-type="string">
            <text:p text:style-name="P37"/>
          </table:table-cell>
        </table:table-row>
        <table:table-row table:style-name="Tableau1.12">
          <table:table-cell table:style-name="Tableau1.A14">
            <text:p text:style-name="P12"/>
          </table:table-cell>
          <table:table-cell table:style-name="Tableau1.B14" office:value-type="string">
            <text:p text:style-name="P11"/>
          </table:table-cell>
          <table:table-cell table:style-name="Tableau1.C14" office:value-type="string">
            <text:p text:style-name="P15"/>
          </table:table-cell>
          <table:table-cell table:style-name="Tableau1.D14">
            <text:p text:style-name="P13"/>
          </table:table-cell>
          <table:table-cell table:style-name="Tableau1.E14">
            <text:p text:style-name="P49"/>
          </table:table-cell>
          <table:table-cell table:style-name="Tableau1.F14" office:value-type="string">
            <text:p text:style-name="P14"/>
          </table:table-cell>
        </table:table-row>
        <table:table-row table:style-name="Tableau1.13">
          <table:table-cell table:style-name="Tableau1.A14">
            <text:p text:style-name="P12"/>
          </table:table-cell>
          <table:table-cell table:style-name="Tableau1.B14" office:value-type="string">
            <text:p text:style-name="P11"/>
          </table:table-cell>
          <table:table-cell table:style-name="Tableau1.C14" office:value-type="string">
            <text:p text:style-name="P22"/>
          </table:table-cell>
          <table:table-cell table:style-name="Tableau1.D14">
            <text:p text:style-name="P13"/>
          </table:table-cell>
          <table:table-cell table:style-name="Tableau1.E14">
            <text:p text:style-name="P49"/>
          </table:table-cell>
          <table:table-cell table:style-name="Tableau1.F14" office:value-type="string">
            <text:p text:style-name="P14"/>
          </table:table-cell>
        </table:table-row>
        <table:table-row table:style-name="Tableau1.14">
          <table:table-cell table:style-name="Tableau1.A14">
            <text:p text:style-name="P12"/>
          </table:table-cell>
          <table:table-cell table:style-name="Tableau1.B14" office:value-type="string">
            <text:p text:style-name="P11"/>
          </table:table-cell>
          <table:table-cell table:style-name="Tableau1.C14" office:value-type="string">
            <text:p text:style-name="P22"/>
          </table:table-cell>
          <table:table-cell table:style-name="Tableau1.D14">
            <text:p text:style-name="P13"/>
          </table:table-cell>
          <table:table-cell table:style-name="Tableau1.E14">
            <text:p text:style-name="P49"/>
          </table:table-cell>
          <table:table-cell table:style-name="Tableau1.F14" office:value-type="string">
            <text:p text:style-name="P14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9">
      <number:number number:decimal-places="3" number:min-decimal-places="3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ab662"/>
    </style:style>
    <style:style style:name="MT2" style:family="text">
      <style:text-properties officeooo:rsid="023291da"/>
    </style:style>
    <style:style style:name="MT3" style:family="text">
      <style:text-properties officeooo:rsid="0235a3ac"/>
    </style:style>
    <style:style style:name="MT4" style:family="text">
      <style:text-properties officeooo:rsid="0236258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B/ MATH NORO] : </text:span>SEQ<text:span text:style-name="MT2">0</text:span><text:span text:style-name="MT3">2</text:span>-<text:span text:style-name="MT4">Généralités </text:span>sur les suites.<text:tab/><text:span text:style-name="MT1">Page : </text:span><text:span text:style-name="MT1"><text:page-number text:select-page="current">1</text:page-number></text:span><text:span text:style-name="MT1"><text:s/>sur </text:span><text:span text:style-name="MT1"><text:page-count>1</text:page-count>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9T12:58:24.729439378</dc:date>
    <meta:editing-duration>P3DT20H14M3S</meta:editing-duration>
    <meta:editing-cycles>815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34" meta:word-count="54" meta:character-count="228" meta:non-whitespace-character-count="208"/>
  </office:meta>
</office:document-meta>
</file>